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Helvetica1"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8">examples/example5.tcl</text:span>. Other examples can be found in the directory <text:span text:style-name="T18">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ext:soft-page-break/>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9">|</text:span></text:span><text:span text:style-name="Command"><text:span text:style-name="T3">pin</text:span></text:span></text:p>
          </table:table-cell>
        </table:table-row>
        <text:soft-page-break/>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9">|</text:span><text:span text:style-name="T2">pin</text:span><text:span text:style-name="T9">|</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9">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4">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ext:soft-page-break/>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ext:soft-page-break/>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ext:soft-page-break/>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ext:soft-page-break/>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ext:soft-page-break/>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ext:soft-page-break/>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text:soft-page-break/>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ext:soft-page-break/>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text:soft-page-break/>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65</meta:editing-cycles>
    <meta:print-date>2011-02-05T01:56:00</meta:print-date>
    <meta:creation-date>2010-07-31T21:07:00</meta:creation-date>
    <dc:date>2019-06-01T17:21:26</dc:date>
    <meta:editing-duration>P21DT11H10M4S</meta:editing-duration>
    <meta:generator>OpenOffice/4.1.6$Unix OpenOffice.org_project/416m1$Build-9790</meta:generator>
    <meta:document-statistic meta:table-count="149" meta:image-count="0" meta:object-count="0" meta:page-count="70" meta:paragraph-count="1657" meta:word-count="12000" meta:character-count="814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